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rsid="00059e71" officeooo:paragraph-rsid="00059e7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officeooo:rsid="00059e71" officeooo:paragraph-rsid="00059e7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059e71" officeooo:paragraph-rsid="00059e7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officeooo:rsid="0007dedc" officeooo:paragraph-rsid="0009c40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1" fo:font-size="14pt" fo:language="ru" fo:country="RU" fo:font-weight="normal" officeooo:rsid="00059e71" officeooo:paragraph-rsid="00059e7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ru" fo:country="RU" fo:font-weight="normal" officeooo:rsid="00059e71" officeooo:paragraph-rsid="001382f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ru" fo:country="RU" fo:font-weight="normal" officeooo:rsid="00059e71" officeooo:paragraph-rsid="0015f1c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000000" loext:opacity="100%" style:font-name="Times New Roman1" fo:font-size="14pt" fo:language="ru" fo:country="RU" fo:font-weight="normal" officeooo:rsid="0007dedc" officeooo:paragraph-rsid="0007ded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000000" loext:opacity="100%" style:font-name="Times New Roman1" fo:font-size="14pt" fo:language="ru" fo:country="RU" fo:font-weight="normal" officeooo:rsid="0007dedc" officeooo:paragraph-rsid="0009c40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font-name="Times New Roman1" fo:font-size="14pt" fo:language="ru" fo:country="RU" fo:font-weight="bold" officeooo:rsid="0007dedc" officeooo:paragraph-rsid="0007ded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0def6c" officeooo:paragraph-rsid="000def6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 officeooo:rsid="0009c40c" officeooo:paragraph-rsid="0009c40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officeooo:rsid="0018331e" officeooo:paragraph-rsid="0018331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paragraph-rsid="001ff939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ru" fo:country="RU" fo:font-weight="normal" officeooo:rsid="00059e71" officeooo:paragraph-rsid="00213eb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font-weight="normal" officeooo:paragraph-rsid="0019bfe8"/>
    </style:style>
    <style:style style:name="T1" style:family="text">
      <style:text-properties fo:font-variant="normal" fo:text-transform="none" fo:color="#252525" loext:opacity="100%" fo:font-size="12pt" fo:letter-spacing="normal" fo:font-style="normal" officeooo:rsid="0009c40c" style:font-size-asian="12pt" style:font-size-complex="12pt"/>
    </style:style>
    <style:style style:name="T2" style:family="text">
      <style:text-properties fo:font-variant="normal" fo:text-transform="none" fo:color="#000000" loext:opacity="100%" fo:letter-spacing="normal" fo:font-style="normal" officeooo:rsid="0009c40c" style:font-size-asian="10.5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059e71" style:text-blinking="false" fo:background-color="transparent" loext:char-shading-value="0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font-size="12pt" fo:letter-spacing="normal" fo:font-style="italic" officeooo:rsid="0009c40c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7" style:family="text">
      <style:text-properties officeooo:rsid="0009c40c"/>
    </style:style>
    <style:style style:name="T8" style:family="text">
      <style:text-properties fo:language="en" fo:country="US" officeooo:rsid="0014b441" style:font-size-asian="14pt" style:font-weight-asian="normal" style:font-size-complex="14pt" style:font-weight-complex="normal"/>
    </style:style>
    <style:style style:name="T9" style:family="text">
      <style:text-properties officeooo:rsid="000f97f8"/>
    </style:style>
    <style:style style:name="T10" style:family="text">
      <style:text-properties officeooo:rsid="001382ff"/>
    </style:style>
    <style:style style:name="T11" style:family="text">
      <style:text-properties officeooo:rsid="0014b441"/>
    </style:style>
    <style:style style:name="T12" style:family="text">
      <style:text-properties officeooo:rsid="00150645"/>
    </style:style>
    <style:style style:name="T13" style:family="text">
      <style:text-properties officeooo:rsid="0016bafd"/>
    </style:style>
    <style:style style:name="T14" style:family="text">
      <style:text-properties officeooo:rsid="0018331e"/>
    </style:style>
    <style:style style:name="T15" style:family="text">
      <style:text-properties style:font-name="Times New Roman1" fo:font-size="14pt" fo:language="ru" fo:country="RU" fo:font-weight="normal" officeooo:rsid="00059e71" style:font-size-asian="14pt" style:font-weight-asian="normal" style:font-size-complex="14pt" style:font-weight-complex="normal"/>
    </style:style>
    <style:style style:name="T16" style:family="text">
      <style:text-properties officeooo:rsid="001866b2"/>
    </style:style>
    <style:style style:name="T17" style:family="text">
      <style:text-properties officeooo:rsid="00198f8d"/>
    </style:style>
    <style:style style:name="T18" style:family="text">
      <style:text-properties fo:language="ru" fo:country="RU" officeooo:rsid="00129561" style:font-size-asian="14pt" style:font-weight-asian="normal" style:font-size-complex="14pt" style:font-weight-complex="normal"/>
    </style:style>
    <style:style style:name="T19" style:family="text">
      <style:text-properties fo:language="ru" fo:country="RU" officeooo:rsid="0018331e" style:font-size-asian="14pt" style:font-weight-asian="normal" style:font-size-complex="14pt" style:font-weight-complex="normal"/>
    </style:style>
    <style:style style:name="T20" style:family="text">
      <style:text-properties fo:language="ru" fo:country="RU" officeooo:rsid="001382ff" style:font-size-asian="14pt" style:font-weight-asian="normal" style:font-size-complex="14pt" style:font-weight-complex="normal"/>
    </style:style>
    <style:style style:name="T21" style:family="text">
      <style:text-properties fo:language="ru" fo:country="RU" officeooo:rsid="001866b2" style:font-size-asian="14pt" style:font-weight-asian="normal" style:font-size-complex="14pt" style:font-weight-complex="normal"/>
    </style:style>
    <style:style style:name="T22" style:family="text">
      <style:text-properties fo:language="ru" fo:country="RU" officeooo:rsid="00198f8d" style:font-size-asian="14pt" style:font-weight-asian="normal" style:font-size-complex="14pt" style:font-weight-complex="normal"/>
    </style:style>
    <style:style style:name="T23" style:family="text">
      <style:text-properties fo:language="ru" fo:country="RU" officeooo:rsid="0014b441" style:font-size-asian="14pt" style:font-weight-asian="normal" style:font-size-complex="14pt" style:font-weight-complex="normal"/>
    </style:style>
    <style:style style:name="T24" style:family="text">
      <style:text-properties fo:language="ru" fo:country="RU" officeooo:rsid="0019bfe8" style:font-size-asian="14pt" style:font-weight-asian="normal" style:font-size-complex="14pt" style:font-weight-complex="normal"/>
    </style:style>
    <style:style style:name="T25" style:family="text">
      <style:text-properties fo:language="ru" fo:country="RU" officeooo:rsid="001cc114" style:font-size-asian="14pt" style:font-weight-asian="normal" style:font-size-complex="14pt" style:font-weight-complex="normal"/>
    </style:style>
    <style:style style:name="T26" style:family="text">
      <style:text-properties officeooo:rsid="0019bfe8"/>
    </style:style>
    <style:style style:name="T27" style:family="text">
      <style:text-properties officeooo:rsid="001cc114"/>
    </style:style>
    <style:style style:name="T28" style:family="text">
      <style:text-properties officeooo:rsid="001e42db"/>
    </style:style>
    <style:style style:name="T29" style:family="text">
      <style:text-properties officeooo:rsid="001ff939"/>
    </style:style>
    <style:style style:name="T30" style:family="text">
      <style:text-properties officeooo:rsid="00213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ЗЫВ НАУЧНОГО РУКОВОДИТЕЛЯ</text:p>
      <text:p text:style-name="P1">на <text:span text:style-name="T28">диссертационную </text:span>работу</text:p>
      <text:p text:style-name="P1"/>
      <text:p text:style-name="P13">Соловьянова Михаила Михайлович<text:span text:style-name="T27">а</text:span></text:p>
      <text:p text:style-name="P14"><text:span text:style-name="T15">"</text:span><text:bookmark text:name="docs-internal-guid-44f7d21d-7fff-7933-a324-2a5f11ba8ce7"/><text:span text:style-name="T3">Разработка аналоговой электроники беззондовой измерительной системы на чипе для тестирования устройств на основе оксидов гафния</text:span><text:span text:style-name="T15">"</text:span></text:p>
      <text:p text:style-name="P2"/>
      <text:p text:style-name="P3">Направление подготовки: 03.03.01 "Прикладные математика и физика"</text:p>
      <text:p text:style-name="P3">Направленность (профиль) подготовки: Физическая и квантовая электроника</text:p>
      <text:p text:style-name="P5"/>
      <text:p text:style-name="P15"><text:tab/><text:span text:style-name="T29">Диссертационная</text:span><text:span text:style-name="T9"> работа </text:span><text:span text:style-name="T14">Соловьянова М</text:span><text:span text:style-name="T9">. </text:span><text:span text:style-name="T14">М.</text:span><text:span text:style-name="T9"> посвящена </text:span><text:span text:style-name="T14">разработке аналоговых компонентов систем источника измерителя. Последний используется для измерений высокочастотны</text:span><text:span text:style-name="T30">х</text:span><text:span text:style-name="T14"> характеристи</text:span><text:span text:style-name="T30">к ячеек</text:span><text:span text:style-name="T27"> энергоэффективной памяти.</text:span><text:span text:style-name="T14"> </text:span><text:span text:style-name="T27">Исследования в этой области крайне актуальны в виду невозможности проведения измерений на большой частоте зондом, </text:span><text:span text:style-name="T29">и необходимы для внедрения существующих разработок функциональных материалов в производство интегральных схем</text:span><text:span text:style-name="T14">. </text:span><text:span text:style-name="T27">В виду этого, требовалось в сжатые сроки создать высококачественную измерительную аналоговую электронику.</text:span><text:span text:style-name="T14"> </text:span><text:span text:style-name="T16">Проектирование аналоговых устройств требует большой эрудиции в различных </text:span><text:span text:style-name="T26">знаний</text:span><text:span text:style-name="T16"> и хорошее понимание протекающих в приборах микроэлектроники физических процессов.</text:span></text:p>
      <text:p text:style-name="P16"><text:span text:style-name="T18"><text:s/><text:tab/></text:span><text:span text:style-name="T19">Соловьянов М.М</text:span><text:span text:style-name="T20">. </text:span><text:span text:style-name="T25">в ходе подготовки диссертационной работы</text:span><text:span text:style-name="T20"> </text:span><text:span text:style-name="T19">изучил принципы работы большого числа аналоговых устройств </text:span><text:span text:style-name="T21">различного типа, освоил методы их характеризации </text:span><text:span text:style-name="T24">и тестирования</text:span><text:span text:style-name="T21">. <text:s text:c="2"/></text:span><text:bookmark text:name="docs-internal-guid-339ac99b-7fff-4696-1194-b0a721bfe633"/><text:span text:style-name="T6">Параллельно</text:span><text:span text:style-name="T22"> изучению теории</text:span><text:span text:style-name="T21"> был разработан ряд аналоговых устройств на двух существенно различных техпроцессах,</text:span><text:span text:style-name="T23"> </text:span><text:span text:style-name="T21">а <text:s/>так же </text:span><text:span text:style-name="T23"><text:s/>прове</text:span><text:span text:style-name="T21">дено</text:span><text:span text:style-name="T23"> </text:span><text:span text:style-name="T21">их</text:span><text:span text:style-name="T23"> моделирование в </text:span><text:span text:style-name="T21">САПР</text:span><text:span text:style-name="T8"> Cadence Virtuoso.</text:span><text:span text:style-name="T20"> </text:span><text:span text:style-name="T24">Так же в процессе обучения были предприняты попытки внедрения автоматизации процесса симуляции и оценки параметров реальных устройств.</text:span></text:p>
      <text:p text:style-name="P7"><text:span text:style-name="T11"><text:tab/>В </text:span><text:span text:style-name="T12">ходе</text:span><text:span text:style-name="T10"> работ</text:span><text:span text:style-name="T12">ы</text:span><text:span text:style-name="T10"> над проектом </text:span><text:span text:style-name="T14">студент </text:span><text:span text:style-name="T17">столкнулся с рядом задач проверяющих как знания теории в области электроники, так и </text:span><text:span text:style-name="T27">навыков</text:span><text:span text:style-name="T17"> разраб</text:span><text:span text:style-name="T27">отки</text:span><text:span text:style-name="T17"> реальны</text:span><text:span text:style-name="T27">х </text:span><text:span text:style-name="T17">устройств, в которых нужно учитывать факторы производства </text:span><text:span text:style-name="T27">и </text:span><text:span text:style-name="T28">проблемы</text:span><text:span text:style-name="T27"> различных условий эксплуатации</text:span><text:span text:style-name="T10">. </text:span><text:span text:style-name="T28">Не смотря на вышеупомянутые факторы поставленные задачи были выполнены в срок.</text:span></text:p>
      <text:p text:style-name="P6"><text:tab/><text:span text:style-name="T11">Счита</text:span><text:span text:style-name="T13">ю</text:span><text:span text:style-name="T11">, что д</text:span><text:span text:style-name="T10">ипломная работа выполнена на высоком научно-техническом уровне и заслуживает оценки "отлично".</text:span></text:p>
      <text:p text:style-name="P10">Научный руководитель: </text:p>
      <text:p text:style-name="P8"/>
      <text:p text:style-name="P8">Негров Дмитрий <text:span text:style-name="T7">В</text:span>ладимирович</text:p>
      <text:p text:style-name="P11">Заведующий <text:s/>Лаборатории <text:line-break/>нейровычислительных систем</text:p>
      <text:p text:style-name="P9"><text:span text:style-name="T4">____________________________<text:line-break/></text:span><text:span text:style-name="T5">(подпись научного руководителя) <text:s text:c="5"/></text:span></text:p>
      <text:p text:style-name="P12"/>
      <text:p text:style-name="P4"><text:span text:style-name="T2">16.06.2021 г</text:span><text:span text:style-name="T1"> <text:s/></text:span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6-16T22:39:10.290929484</dc:date>
    <meta:editing-duration>PT1H6M15S</meta:editing-duration>
    <meta:editing-cycles>13</meta:editing-cycles>
    <meta:print-date>2021-06-16T15:38:02.305000000</meta:print-date>
    <meta:document-statistic meta:table-count="0" meta:image-count="0" meta:object-count="0" meta:page-count="1" meta:paragraph-count="15" meta:word-count="251" meta:character-count="2164" meta:non-whitespace-character-count="1907"/>
  </office:meta>
</office:document-meta>
</file>